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June 3, 2021 (01:33:2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1:33:33Z</meta:creation-date>
    <dc:date>2021-06-03T01:33:33Z</dc:date>
    <meta:user-defined meta:name="date" meta:value-type="string">June   3, 2021 (01:33:2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